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aaac" officeooo:paragraph-rsid="0013aaac"/>
    </style:style>
    <style:style style:name="P2" style:family="paragraph" style:parent-style-name="Subtitle">
      <style:text-properties officeooo:rsid="0013aaac" officeooo:paragraph-rsid="0013aaac"/>
    </style:style>
    <style:style style:name="P3" style:family="paragraph" style:parent-style-name="Title">
      <style:text-properties officeooo:rsid="0013aaac" officeooo:paragraph-rsid="0013aa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torial 3</text:p>
      <text:p text:style-name="P2">Jack Cassidy 14320816</text:p>
      <text:p text:style-name="P1">Q3:</text:p>
      <text:p text:style-name="P1">The code I used to time the ackermann functions was compiled with g++ as release version using the -O3 switch. To time the calculation of ackermann(3, 6) I used the ctime library to count the clock ticks taken to run the function and dividing it by the CLOCKS_PER_SEC constant supplied by ctime. I did this 10 times and took the mean average of each measurement. There was very little difference between each call, as shown in the attached console output. I think that this is the most accurate way of measuring code runtime. Counting wall time does not account for the time when the process will likely be scheduled off the processor. When at the resolution of micro and nano seconds this can account for quite a lot. Hence, wall time is highly dependant on the current load of the CP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7:40:36.354261260</meta:creation-date>
    <dc:date>2017-11-12T17:47:49.503922025</dc:date>
    <meta:editing-duration>PT7M13S</meta:editing-duration>
    <meta:editing-cycles>1</meta:editing-cycles>
    <meta:document-statistic meta:table-count="0" meta:image-count="0" meta:object-count="0" meta:page-count="1" meta:paragraph-count="4" meta:word-count="147" meta:character-count="821" meta:non-whitespace-character-count="678"/>
    <meta:generator>LibreOffice/5.1.6.2$Linux_X86_64 LibreOffice_project/10m0$Build-2</meta:generator>
  </office:meta>
</office:document-meta>
</file>